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7" style:family="paragraph" style:parent-style-name="Standard"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/>
    </style:style>
    <style:style style:name="P8" style:family="paragraph" style:parent-style-name="Standard" style:master-page-name=""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/>
    </style:style>
    <style:style style:name="P9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fo:background-color="transparent" style:font-name-asian="Calibri1" style:font-size-asian="8pt" style:font-weight-asian="normal" style:font-name-complex="Calibri1" style:font-size-complex="8pt" style:font-weight-complex="normal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T1" style:family="text">
      <style:text-properties style:use-window-font-color="true" style:font-name="Calibri1" fo:font-size="9pt" fo:language="fr" fo:country="FR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4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size-asian="8pt" style:font-name-complex="Calibri1" style:font-size-complex="8pt"/>
    </style:style>
    <style:style style:name="T7" style:family="text">
      <style:text-properties style:use-window-font-color="true" style:font-name="Calibri1" fo:font-size="8pt" fo:language="fr" fo:country="FR" fo:font-weight="normal" officeooo:rsid="00129c73" fo:background-color="transparent" loext:char-shading-value="0" style:font-name-asian="Calibri1" style:font-size-asian="8pt" style:font-name-complex="Calibri1" style:font-size-complex="8pt"/>
    </style:style>
    <style:style style:name="T8" style:family="text">
      <style:text-properties style:use-window-font-color="true" style:font-name="Calibri1" fo:font-size="8pt" fo:language="fr" fo:country="FR" fo:font-weight="normal" officeooo:rsid="001369c6" fo:background-color="transparent" loext:char-shading-value="0" style:font-name-asian="Calibri1" style:font-size-asian="8pt" style:font-name-complex="Calibri1" style:font-size-complex="8pt"/>
    </style:style>
    <style:style style:name="T9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10" style:family="text">
      <style:text-properties style:use-window-font-color="true" style:font-name="Calibri1" fo:font-size="8pt" fo:language="fr" fo:country="FR" fo:font-weight="normal" officeooo:rsid="001369c6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11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12" style:family="text">
      <style:text-properties officeooo:rsid="001369c6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11</text:p>
      <text:p text:style-name="P6"><text:span text:style-name="T4"><text:tab/></text:span><text:span text:style-name="T2">Date de la réunion : 09/04/2021</text:span></text:p>
      <text:p text:style-name="P6"><text:span text:style-name="T2"><text:tab/>Date de la prochaine réunion : 16/04/2021</text:span></text:p>
      <text:p text:style-name="P5"><text:span text:style-name="T5">Ordre du jour : Résultats VAE</text:span></text:p>
      <text:p text:style-name="P3"/>
      <text:p text:style-name="P6"><text:span text:style-name="T11">1. Ce que le stagiaire a dit</text:span></text:p>
      <text:p text:style-name="P8"><text:span text:style-name="T1"><text:tab/>J</text:span><text:span text:style-name="T6">’ai réalisé <text:s/></text:span><text:span text:style-name="T7">l’entraînement</text:span><text:span text:style-name="T6"> du BetaVae sur 20 et sur 50 epochs. Il y a eu un </text:span><text:span text:style-name="T7">phénomène</text:span><text:span text:style-name="T6"> de </text:span><text:span text:style-name="T7">surentraînement</text:span><text:span text:style-name="T6">, il faudra <text:s/>que j’implémente un mécanisme de sortie d’entra</text:span><text:span text:style-name="T7">î</text:span><text:span text:style-name="T6">nement afin de l’éviter. Même sans ce </text:span><text:span text:style-name="T7">problème</text:span><text:span text:style-name="T6">, le </text:span><text:span text:style-name="T7">modèle</text:span><text:span text:style-name="T6"> </text:span><text:span text:style-name="T7">entraîné</text:span><text:span text:style-name="T6"> n’arrive pas à bien reconstruire les données d’entrées. Par exemple au lieu de faire un padding de 0, il peut arriver que le </text:span><text:span text:style-name="T7">modèle</text:span><text:span text:style-name="T6"> réalise un padding <text:s/>de 2 ou de 3. L’évaluation des deux </text:span><text:span text:style-name="T7">modèles</text:span><text:span text:style-name="T6"> s’est <text:s/>faite dans un notebook et nous avons pu voir un schéma des </text:span><text:span text:style-name="T7">modèles.</text:span></text:p>
      <text:p text:style-name="P7"><text:span text:style-name="T6"><text:tab/>J’ai ensuite travaillé sur l’exploitation des </text:span><text:span text:style-name="T7">modèles</text:span><text:span text:style-name="T6"> de VQ VAE </text:span><text:span text:style-name="T7">entraînés.</text:span><text:span text:style-name="T6"> Durant </text:span><text:span text:style-name="T7">l’entraînement</text:span><text:span text:style-name="T6"> des VQ VAE nous avons déterminé des représentations </text:span><text:span text:style-name="T7">discrètes</text:span><text:span text:style-name="T6"> pour les distributions de probabilité des données <text:s/>d'entré</text:span><text:span text:style-name="T8">e</text:span><text:span text:style-name="T6">. Nous avons ainsi des images en entrée que nous arrivons à projeter sur un embeding. Le <text:s/></text:span><text:span text:style-name="T8">problème</text:span><text:span text:style-name="T6"> est que nous n’arrivons pas à faire l’association entre les images et leur</text:span><text:span text:style-name="T8">s</text:span><text:span text:style-name="T6"> </text:span><text:span text:style-name="T8">représentations</text:span><text:span text:style-name="T6"> dans l’embedding, on doit donc </text:span><text:span text:style-name="T8">entraîner</text:span><text:span text:style-name="T6"> un </text:span><text:span text:style-name="T8">modèle</text:span><text:span text:style-name="T6"> de </text:span><text:span text:style-name="T8">réseau</text:span><text:span text:style-name="T6"> <text:s/>récursif appelé PixelCNN. Ce </text:span><text:span text:style-name="T8">réseau</text:span><text:span text:style-name="T6"> <text:s/>va </text:span><text:span text:style-name="T8">essayer</text:span><text:span text:style-name="T6"> <text:s/>de prédire la </text:span><text:span text:style-name="T8">représentation</text:span><text:span text:style-name="T6"> sur l’embedding des images. Je n’ai pas réussi à faire cette étape, j’ai des problèmes de dimensions qui ne se correspondent pas entra la sortie de PixelCNN et la sortie de l’encoder</text:span></text:p>
      <text:p text:style-name="P7"><text:span text:style-name="T6"><text:tab/>J’ai trouvé un notebook qui me permettrait de résoudre ce </text:span><text:span text:style-name="T8">problème</text:span><text:span text:style-name="T6">, </text:span><text:span text:style-name="T8">étant</text:span><text:span text:style-name="T6"> </text:span><text:span text:style-name="T8">donné</text:span><text:span text:style-name="T6"> qu’il réalise toutes les </text:span><text:span text:style-name="T8">étapes</text:span><text:span text:style-name="T6"> de l'entrainement du VQ VAE.</text:span></text:p>
      <text:p text:style-name="P7"><text:span text:style-name="T6"><text:tab/>J’ai regardé les </text:span><text:span text:style-name="T8">différents</text:span><text:span text:style-name="T6"> protocoles des paquets. Peut-être </text:span><text:span text:style-name="T8">serait-il</text:span><text:span text:style-name="T6"> judicieux de restreindre la génération </text:span><text:span text:style-name="T8">uniquement</text:span><text:span text:style-name="T6"> aux payloads <text:s/>d’un seul type de paquet.</text:span></text:p>
      <text:p text:style-name="P6"><text:span text:style-name="T11">2. Ce que les encadrants ont ajoutés</text:span></text:p>
      <text:p text:style-name="P4"><text:tab/><text:tab/>On peut continuer dans deux directions : soit on <text:s/>spécialise <text:s/>notre génération sur une <text:tab/>partie d'un certain type de <text:tab/>payload et on continue la génération de séries d'octets, soit on essaie de <text:tab/>regarder à plus haut niveau et on essaie <text:s/>de voir des associations de regles pour pouvoir créér des suites <text:tab/>de paquets.</text:p>
      <text:p text:style-name="P4"><text:tab/><text:tab/>Si l'on continue la génération au niveau des payload, il faut commencer par réduire la <text:tab/>diversité du dataset <text:s/>et simplfier les modêles. On pourrait <text:span text:style-name="T12">essayer</text:span> de reprendre ce qui a été fait dans le <text:tab/>papier PAC-GAN</text:p>
      <text:p text:style-name="P4"><text:tab/><text:tab/>On pourrait commencer par se concentrer sur la génération de données UDP. Attention <text:tab/>toutefois, certains champs sont aussi à déterminer : <text:span text:style-name="T12">notamment</text:span> le port source. Pour certains de ces <text:tab/>champs contextuels, on pourra utiliser le travail réalisé sur IP2Vec</text:p>
      <text:p text:style-name="P4"><text:tab/><text:tab/>Si l'on souhaite travailler à plus haut niveau, il faudra comprendre l'utilisation et la création <text:tab/>des DSL, présentés aux dernieres réunions.</text:p>
      <text:list xml:id="list2019460320" text:style-name="L1">
        <text:list-item>
          <text:p text:style-name="P9">Ce qu’il faut faire pour la prochaine séance</text:p>
        </text:list-item>
      </text:list>
      <text:p text:style-name="P6"><text:span text:style-name="T3"><text:tab/><text:tab/></text:span><text:span text:style-name="T9">Continuer la génération de paquets entiers par VQ VAE en exploitant </text:span><text:span text:style-name="T10">l’entraînement</text:span><text:span text:style-name="T9"> de <text:tab/>PIxel CNN</text:span></text:p>
      <text:p text:style-name="P10"><text:tab/><text:tab/>Reprendre la génération du dataset <text:s/>en se concentrant uniquement sur une seule journée <text:tab/>et sur un seul type de paquet.</text:p>
      <text:p text:style-name="P10"><text:tab/><text:tab/>Refaire le travail réalisé à l'aide d'autoencoder, mais cette <text:span text:style-name="T12">fois-ci</text:span> avec des GA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08:38:15.531290908</dc:date>
    <meta:editing-duration>PT20H29M37S</meta:editing-duration>
    <meta:editing-cycles>3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492" meta:character-count="3017" meta:non-whitespace-character-count="2499"/>
  </office:meta>
</office:document-meta>
</file>